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a42a6" officeooo:paragraph-rsid="000a42a6"/>
    </style:style>
    <style:style style:name="P2" style:family="paragraph" style:parent-style-name="Standard">
      <style:text-properties fo:language="pt" fo:country="BR" officeooo:rsid="000c14eb" officeooo:paragraph-rsid="000c14eb"/>
    </style:style>
    <style:style style:name="P3" style:family="paragraph" style:parent-style-name="Standard">
      <style:text-properties fo:language="pt" fo:country="BR" officeooo:rsid="000c8819" officeooo:paragraph-rsid="000c8819"/>
    </style:style>
    <style:style style:name="P4" style:family="paragraph" style:parent-style-name="Standard">
      <style:text-properties fo:language="pt" fo:country="BR" officeooo:rsid="000e935f" officeooo:paragraph-rsid="000e935f"/>
    </style:style>
    <style:style style:name="T1" style:family="text">
      <style:text-properties officeooo:rsid="000c14eb"/>
    </style:style>
    <style:style style:name="T2" style:family="text">
      <style:text-properties officeooo:rsid="000e935f"/>
    </style:style>
    <style:style style:name="T3" style:family="text">
      <style:text-properties officeooo:rsid="000fd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info</text:p>
      <text:p text:style-name="P1"/>
      <text:p text:style-name="P1">Banco de Dados </text:p>
      <text:p text:style-name="P1"><text:span text:style-name="T2">Está sendo </text:span>criado o banco de dados conforme a necessidade do sistema com as tabelas</text:p>
      <text:p text:style-name="P1"/>
      <text:p text:style-name="P1">Sistema:</text:p>
      <text:p text:style-name="P1"/>
      <text:p text:style-name="P2">Tela Login: </text:p>
      <text:p text:style-name="P1">Criado a tela de login como a primeira tela onde busca a informaç<text:span text:style-name="T1">ão do usuário e senha que estão <text:s/>cadastrado na tabela de usuários, e verifica a conectividade com o banco de dados sendo que se estiver desconectado apresenta a figura de banco desconectado e se estiver conectado apresenta a figura de conectado e ao clicar no botão de login entra da tela principal</text:span></text:p>
      <text:p text:style-name="P1"/>
      <text:p text:style-name="P2">Tela Principal:</text:p>
      <text:p text:style-name="P2">Contem os menus de acesso as outras telas do sistema, tem a parte da ferramenta de desktop onde bloqueia as telas para não saírem da tela principal, sendo que na tela principal apresenta o logo do sistema e o usuário logado e a data atual.</text:p>
      <text:p text:style-name="P2"/>
      <text:p text:style-name="P3">Tela Sobre: </text:p>
      <text:p text:style-name="P3">Apresenta as informações do sistema e quem o desenvolveu.</text:p>
      <text:p text:style-name="P2"/>
      <text:p text:style-name="P2">Tela Usuário:</text:p>
      <text:p text:style-name="P2">Contem os campos para cadastro dos usuários que utilizarão o sistema, sendo que tem 4 botões que fazem a aplicação de adicionar, editar, pesquisar e remover. Sendo gravado no banco de dados na tabela tbusuarios</text:p>
      <text:p text:style-name="P2"/>
      <text:p text:style-name="P4">Tela de Cadastro de cidades</text:p>
      <text:p text:style-name="P4">Foi criado conforme os campos da tabela, tendo a necessidade de criar uma tela de pesquisar</text:p>
      <text:p text:style-name="P4"/>
      <text:p text:style-name="P4">Tela de Pesquisa de cidade</text:p>
      <text:p text:style-name="P4"><text:span text:style-name="T3">Foi feita </text:span>conforme a tabela de cidades, <text:span text:style-name="T3">onde pesquisa a cidade por nome trazendo em uma tabela as cidades com esse nome, a selecionar as informações são colocadas na tela de cadastro de cidades para serem editadas ou excluída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21:12.138000000</meta:creation-date>
    <dc:date>2016-12-20T09:59:51.265000000</dc:date>
    <meta:editing-duration>PT21H42M56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6" meta:word-count="247" meta:character-count="1409" meta:non-whitespace-character-count="1174"/>
  </office:meta>
</office:document-meta>
</file>